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nableComponen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nableComponent.enableComponents( ReportTreeNode [ ] nodes , boolean e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nableComponent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